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98DFC9198D8880C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6.249cm" fo:margin-left="-0.191cm" table:align="left" style:writing-mode="lr-tb"/>
    </style:style>
    <style:style style:name="Tabulka1.A" style:family="table-column">
      <style:table-column-properties style:column-width="8.12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ulka1.B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P1" style:family="paragraph" style:parent-style-name="Normální1" style:list-style-name="">
      <style:paragraph-properties fo:line-height="100%"/>
    </style:style>
    <style:style style:name="P2" style:family="paragraph" style:parent-style-name="Normální1" style:list-style-name="">
      <style:paragraph-properties fo:line-height="100%" fo:text-align="center" style:justify-single-word="false"/>
    </style:style>
    <style:style style:name="P3" style:family="paragraph" style:parent-style-name="Normální1">
      <style:paragraph-properties fo:line-height="100%" fo:text-align="justify" style:justify-single-word="false"/>
    </style:style>
    <style:style style:name="P4" style:family="paragraph" style:parent-style-name="Normální1" style:list-style-name="">
      <style:paragraph-properties fo:line-height="100%" fo:text-align="justify" style:justify-single-word="false"/>
    </style:style>
    <style:style style:name="P5" style:family="paragraph" style:parent-style-name="Normální1" style:list-style-name="">
      <style:paragraph-properties fo:line-height="100%" fo:text-align="justify" style:justify-single-word="false"/>
      <style:text-properties fo:font-weight="bold" style:font-weight-asian="bold"/>
    </style:style>
    <style:style style:name="P6" style:family="paragraph" style:parent-style-name="Normální1">
      <style:paragraph-properties fo:line-height="100%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7" style:family="paragraph" style:parent-style-name="Normální1">
      <style:paragraph-properties fo:line-height="100%"/>
    </style:style>
    <style:style style:name="P8" style:family="paragraph" style:parent-style-name="Normální1">
      <style:paragraph-properties fo:line-height="100%" fo:text-align="justify" style:justify-single-word="false"/>
    </style:style>
    <style:style style:name="P9" style:family="paragraph" style:parent-style-name="Normální1">
      <style:paragraph-properties fo:line-height="100%" fo:text-align="justify" style:justify-single-word="false" style:snap-to-layout-grid="false"/>
    </style:style>
    <style:style style:name="P10" style:family="paragraph" style:parent-style-name="Normální1" style:list-style-name="" style:master-page-name="Standard">
      <style:paragraph-properties fo:line-height="100%" fo:text-align="center" style:justify-single-word="false" style:page-number="auto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1" style:family="paragraph" style:parent-style-name="Odstavec_20_se_20_seznamem1">
      <style:paragraph-properties fo:line-height="100%"/>
    </style:style>
    <style:style style:name="P12" style:family="paragraph" style:parent-style-name="Odstavec_20_se_20_seznamem1">
      <style:paragraph-properties fo:margin-left="1.251cm" fo:margin-right="0cm" fo:line-height="100%" fo:text-align="justify" style:justify-single-word="false" fo:text-indent="0cm" style:auto-text-indent="false"/>
    </style:style>
    <style:style style:name="P13" style:family="paragraph" style:parent-style-name="Odstavec_20_se_20_seznamem1" style:list-style-name="">
      <style:paragraph-properties fo:margin-left="0cm" fo:margin-right="0cm" fo:line-height="100%" fo:text-align="justify" style:justify-single-word="false" fo:text-indent="0cm" style:auto-text-indent="false"/>
    </style:style>
    <style:style style:name="P14" style:family="paragraph" style:parent-style-name="Odstavec_20_se_20_seznamem1" style:list-style-name="WW8Num4">
      <style:paragraph-properties fo:margin-left="0.751cm" fo:margin-right="0cm" fo:line-height="100%" fo:text-align="justify" style:justify-single-word="false" fo:text-indent="-0.751cm" style:auto-text-indent="false"/>
    </style:style>
    <style:style style:name="P15" style:family="paragraph" style:parent-style-name="Odstavec_20_se_20_seznamem1">
      <style:paragraph-properties fo:margin-left="0.751cm" fo:margin-right="0cm" fo:line-height="100%" fo:text-align="justify" style:justify-single-word="false" fo:text-indent="0cm" style:auto-text-indent="false"/>
    </style:style>
    <style:style style:name="P16" style:family="paragraph" style:parent-style-name="Odstavec_20_se_20_seznamem1" style:list-style-name="WW8Num1">
      <style:paragraph-properties fo:margin-left="1.501cm" fo:margin-right="0cm" fo:line-height="100%" fo:text-align="justify" style:justify-single-word="false" fo:text-indent="-0.75cm" style:auto-text-indent="false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Header">
      <style:text-properties fo:language="cs" fo:country="CZ" style:language-asian="cs" style:country-asian="CZ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4" style:family="text">
      <style:text-properties style:font-name-complex="Calibri"/>
    </style:style>
    <style:style style:name="T5" style:family="text">
      <style:text-properties fo:background-color="#ffff00" loext:char-shading-value="0"/>
    </style:style>
    <style:style style:name="T6" style:family="text">
      <style:text-properties style:font-name="Liberation Sans1" fo:font-size="10pt" style:font-size-asian="10pt" style:font-name-complex="Arial" style:font-size-complex="10pt"/>
    </style:style>
    <style:style style:name="T7" style:family="text">
      <style:text-properties style:font-name="Liberation Sans1" fo:font-size="10pt" style:font-size-asian="10pt" style:font-name-complex="Liberation Sans1" style:font-size-complex="10pt"/>
    </style:style>
    <style:style style:name="T8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9" style:family="text">
      <style:text-properties style:font-name-complex="Liberation Sans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2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MLOUVA O DÍLO</text:h>
      <text:p text:style-name="P6"/>
      <text:h text:style-name="P2" text:outline-level="1">Toto je smlouva o dílo uzavřená mezi smluvními stranami:</text:h>
      <text:p text:style-name="P3"/>
      <text:h text:style-name="P5" text:outline-level="1">Česká pirátská strana</text:h>
      <text:p text:style-name="P3">se sídlem Řehořova 943/19, Praha 3</text:p>
      <text:p text:style-name="P3">IČO: 71339698</text:p>
      <text:p text:style-name="P3">(dále jen „<text:span text:style-name="Standardní_20_písmo_20_odstavce1"><text:span text:style-name="T1">objednatel</text:span></text:span>“)</text:p>
      <text:p text:style-name="P3"/>
      <text:p text:style-name="P3">a</text:p>
      <text:p text:style-name="P3"/>
      <text:h text:style-name="P4" text:outline-level="1"><text:span text:style-name="_5f_5yl5"><text:span text:style-name="T1">Oto Klempíř </text:span></text:span></text:h>
      <text:p text:style-name="P3">se sídlem <text:span text:style-name="_5f_5yl5">Pod vodojemem 2234, 25263 Roztoky</text:span></text:p>
      <text:p text:style-name="P3"><text:span text:style-name="_5f_5yl5">narozen 20.05.1963</text:span></text:p>
      <text:p text:style-name="P3"><text:span text:style-name="_5f_5yl5">IČ: 74541307</text:span></text:p>
      <text:p text:style-name="P3"><text:span text:style-name="_5f_5yl5">DIČ: CZ6305200627</text:span></text:p>
      <text:p text:style-name="P3"><text:span text:style-name="T4"><text:s/></text:span>(dále jen „<text:span text:style-name="Standardní_20_písmo_20_odstavce1"><text:span text:style-name="T1">zhotovitel</text:span></text:span>“)</text:p>
      <text:p text:style-name="P12"/>
      <text:p text:style-name="P12"/>
      <text:h text:style-name="P13" text:outline-level="1"><text:span text:style-name="Standardní_20_písmo_20_odstavce1"><text:span text:style-name="T2">Smluvní ujednání</text:span></text:span>:</text:h>
      <text:p text:style-name="P12"/>
      <text:list xml:id="list6738280413978566374" text:style-name="WW8Num4">
        <text:list-item>
          <text:p text:style-name="P14">Zhotovitel pro objednatele vykoná část práce na <text:span text:style-name="T1">přípravě videoprezentací – klipů</text:span>, která zahrnuje scénáře a jejich revizi, story boardy, texty písní, aranžmá nahrávek a případně kreativu (dále jen „<text:span text:style-name="Standardní_20_písmo_20_odstavce1"><text:span text:style-name="T1">dílo</text:span></text:span>“).</text:p>
        </text:list-item>
      </text:list>
      <text:p text:style-name="P11"/>
      <text:list xml:id="list101420504199974" text:continue-numbering="true" text:style-name="WW8Num4">
        <text:list-item>
          <text:p text:style-name="P14">Zhotovitel dílo dokončí v tomto čase: - průběžné subdodávky k videoprezentací – klipů <text:s/>(předpokládaný počet 3ks)</text:p>
        </text:list-item>
      </text:list>
      <text:p text:style-name="P15">a předá ho Ivanu Bartošovi, předsedovi Pirátské strany</text:p>
      <text:p text:style-name="P15"/>
      <text:list xml:id="list101421135903098" text:continue-numbering="true" text:style-name="WW8Num4">
        <text:list-item>
          <text:p text:style-name="P14">Dílo se považuje za řádně dokončené, pokud odpovídá této smlouvě a jejímu účelu.</text:p>
        </text:list-item>
      </text:list>
      <text:p text:style-name="P15"/>
      <text:list xml:id="list101420718194886" text:continue-numbering="true" text:style-name="WW8Num4">
        <text:list-item>
          <text:p text:style-name="P14">Objednatel řádně a včas dokončené dílo od zhotovitele převezme a v dohodnuté lhůtě, která se shoduje s momentem akceptace dílčích prací plus 14 dní a za něj zaplatí cenu v celkové výši <text:span text:style-name="T1">20 000 Kč</text:span> (dále jen „<text:span text:style-name="Standardní_20_písmo_20_odstavce1"><text:span text:style-name="T1">cena díla</text:span></text:span>“). Cena díla je zhotovitelem zaručena co do závaznosti a úplnosti a nelze ji zvýšit jinak, než dohodou stran. Cena díla zahrnuje veškeré náklady a výdaje, které zhotoviteli v souvislosti s plněním smlouvy vzniknou. </text:p>
        </text:list-item>
      </text:list>
      <text:p text:style-name="Odstavec_20_se_20_seznamem"/>
      <text:list xml:id="list101419555511808" text:continue-numbering="true" text:style-name="WW8Num4">
        <text:list-item>
          <text:p text:style-name="P14">Vlastníkem díla se jeho převzetím stává objednatel. Dokud trvají závazky mezi objednatelem a zhotovitelem díla z této smlouvy, nemůže zhotoviteludělit třetí osobě souhlas se zveřejněním a použitím díla bez písemného souhlasu objednatele. Jestliže se tak stane, objednateli vzniká právo na náhradu vzniklé škody.</text:p>
        </text:list-item>
      </text:list>
      <text:p text:style-name="P15"/>
      <text:list xml:id="list101419629302595" text:continue-numbering="true" text:style-name="WW8Num4">
        <text:list-item>
          <text:p text:style-name="P14">Nebude-li dílo včas a řádně dokončeno, má objednatel z této smlouvy následující práva:</text:p>
        </text:list-item>
      </text:list>
      <text:list xml:id="list5054065604697981604" text:style-name="WW8Num1">
        <text:list-item>
          <text:p text:style-name="P16">právo poskytnout zhotoviteli dodatečnou lhůtu k dokončení díla</text:p>
        </text:list-item>
        <text:list-item>
          <text:p text:style-name="P16">právo od smlouvy odstoupit a uhradit pouze odpovídající část;</text:p>
        </text:list-item>
        <text:list-item>
          <text:p text:style-name="P16">právo na náhradu majetkové a nemajetkové újmy.</text:p>
        </text:list-item>
      </text:list>
      <text:p text:style-name="P15">Objednatel může využít i více z uvedených práv současně, pokud to jejich povaha nevylučuje.</text:p>
      <text:p text:style-name="P15"/>
      <text:list xml:id="list101419509310800" text:continue-list="list101419629302595" text:style-name="WW8Num4">
        <text:list-item text:start-value="1">
          <text:p text:style-name="P14"><text:soft-page-break/>Zhotovitel prohlašuje, že má veškeré znalosti a schopnosti potřebné pro řádné a včasné provedení díla, a zavazuje se, že dílo provede s potřebnou (odbornou) péčí.</text:p>
        </text:list-item>
      </text:list>
      <text:p text:style-name="P11"/>
      <text:list xml:id="list101419409383279" text:continue-numbering="true" text:style-name="WW8Num4">
        <text:list-item>
          <text:p text:style-name="P14">Zhotovitel sám obstará vše, co je k provedení díla třeba, pokud se s objednatelem nedohodne jinak.</text:p>
        </text:list-item>
      </text:list>
      <text:p text:style-name="P15"/>
      <text:list xml:id="list101419685536423" text:continue-numbering="true" text:style-name="WW8Num4">
        <text:list-item>
          <text:p text:style-name="P14">Zhotovitel bude dílo provádět samostatně, bude však přitom vázán pokyny objednatele. Bude-li zhotovitel považovat vydané pokyny za nevhodné pro řádné a včasné provedení díla, objednatele na to včas upozorní.</text:p>
        </text:list-item>
      </text:list>
      <text:p text:style-name="P3"/>
      <text:list xml:id="list101420124422073" text:continue-numbering="true" text:style-name="WW8Num4">
        <text:list-item>
          <text:p text:style-name="P14">Objednatel může kontrolovat provádění díla. Jestliže některá ze stran zjistí v provádění díla nedostatky, zhotovitel je neprodleně odstraní, jinak může objednatel od smlouvy odstoupit.</text:p>
        </text:list-item>
      </text:list>
      <text:p text:style-name="P15"/>
      <text:list xml:id="list101420458221429" text:continue-numbering="true" text:style-name="WW8Num4">
        <text:list-item>
          <text:p text:style-name="P14">Objeví-li se na díle kdykoliv po předání vady, může objednatel vždy požadovat přiměřenou slevu z ceny díla. Práva objednatele vyplývající ze zákona tím nejsou dotčena.</text:p>
        </text:list-item>
      </text:list>
      <text:p text:style-name="P11"/>
      <text:list xml:id="list101419298291491" text:continue-numbering="true" text:style-name="WW8Num4">
        <text:list-item>
          <text:p text:style-name="P14">Objednatel může od smlouvy před začátkem jejího plnění odstoupit i bez udání důvodu.</text:p>
        </text:list-item>
      </text:list>
      <text:p text:style-name="P11"/>
      <text:list xml:id="list101419976521069" text:continue-numbering="true" text:style-name="WW8Num4">
        <text:list-item>
          <text:p text:style-name="P14">Zhotovitel na sebe bere nebezpečí změny okolností, včetně zcela mimořádných a nepředvídatelných skutečností.</text:p>
        </text:list-item>
      </text:list>
      <text:p text:style-name="P11"/>
      <text:list xml:id="list101419157995919" text:continue-numbering="true" text:style-name="WW8Num4">
        <text:list-item>
          <text:p text:style-name="P14">Zhotovitel ani částečně nepostoupí žádnou pohledávku související s touto smlouvou na nikoho jiného.</text:p>
        </text:list-item>
      </text:list>
      <text:p text:style-name="P11"/>
      <text:list xml:id="list101420460573269" text:continue-numbering="true" text:style-name="WW8Num4">
        <text:list-item>
          <text:p text:style-name="P14">Zhotovitel je povinen zachovávat mlčenlivost ohledně informací o přípravě a obsahu díla a zejména nešířit dílo ani jeho části před jeho zveřejněním objednatelem. Povinnost mlčenlivosti zhotovitele trvá i po ukončení této smlouvy.</text:p>
        </text:list-item>
      </text:list>
      <text:p text:style-name="P11"/>
      <text:list xml:id="list101419202878417" text:continue-numbering="true" text:style-name="WW8Num4">
        <text:list-item>
          <text:p text:style-name="P14">Případné spory týkající se této smlouvy budou primárně řešeny smírnou, mimosoudní cestou.</text:p>
        </text:list-item>
      </text:list>
      <text:p text:style-name="P11"/>
      <text:list xml:id="list101419346733575" text:continue-numbering="true" text:style-name="WW8Num4">
        <text:list-item>
          <text:p text:style-name="P14">Tato smlouva je sepsána ve dvou vyhotoveních, z nichž každá strana obdrží po jednom. <text:span text:style-name="Standardní_20_písmo_20_odstavce1">Obě strany souhlasí s tím, že tato smlouva bude v plném rozsahu zveřejněna.</text:span></text:p>
        </text:list-item>
      </text:list>
      <text:p text:style-name="P3"/>
      <text:h text:style-name="P1" text:outline-level="1">V __________________ dne ________________</text:h>
      <text:p text:style-name="P3"/>
      <text:p text:style-name="P3"/>
      <table:table table:name="Tabulka1" table:style-name="Tabulka1">
        <table:table-column table:style-name="Tabulka1.A" table:number-columns-repeated="2"/>
        <table:table-row table:style-name="Tabulka1.1">
          <table:table-cell table:style-name="Tabulka1.A1" office:value-type="string">
            <text:p text:style-name="P3">Objednatel:</text:p>
            <text:p text:style-name="P3"/>
            <text:p text:style-name="P3"/>
            <text:p text:style-name="P3"/>
            <text:p text:style-name="P3">________________________________</text:p>
            <text:p text:style-name="P3">Česká pirátská strana</text:p>
            <text:p text:style-name="P3">PhDr. Ivan Bartoš, PhD.</text:p>
            <text:p text:style-name="P3">předseda strany<text:span text:style-name="Standardní_20_písmo_20_odstavce1"><text:span text:style-name="T5"> </text:span></text:span></text:p>
          </table:table-cell>
          <table:table-cell table:style-name="Tabulka1.B1" office:value-type="string">
            <text:p text:style-name="P3">Zhotovitel:</text:p>
            <text:p text:style-name="P3"/>
            <text:p text:style-name="P3"/>
            <text:p text:style-name="P3"/>
            <text:p text:style-name="P3">________________________________</text:p>
            <text:p text:style-name="P7">Oto Klempíř</text:p>
            <text:p text:style-name="P7"/>
          </table:table-cell>
        </table:table-row>
        <table:table-row table:style-name="Tabulka1.1">
          <table:table-cell table:style-name="Tabulka1.A1" office:value-type="string">
            <text:p text:style-name="P9"/>
          </table:table-cell>
          <table:table-cell table:style-name="Tabulka1.B1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vertical-align="baseline" style:writing-mode="lr-tb"/>
      <style:text-properties style:use-window-font-color="true" style:font-name="Calibri" fo:font-family="Calibri" style:font-family-generic="swiss" style:font-pitch="variable" fo:font-size="11pt" fo:language="cs" fo:country="CZ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ální1" style:family="paragraph">
      <style:paragraph-properties fo:line-height="115%"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1pt" fo:language="cs" fo:country="CZ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Normální1" style:next-style-name="Normální1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 fo:hyphenate="false" fo:hyphenation-remain-char-count="2" fo:hyphenation-push-char-count="2"/>
    </style:style>
    <style:style style:name="Standard_20__28_user_29_" style:display-name="Standard (user)" style:family="paragraph">
      <style:paragraph-properties fo:line-height="115%" fo:orphans="2" fo:widows="2" style:vertical-align="baseline"/>
      <style:text-properties style:use-window-font-color="true" style:font-name="Calibri" fo:font-family="Calibri" style:font-family-generic="swiss" style:font-pitch="variable" fo:font-size="11pt" fo:language="cs" fo:country="CZ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MS Mincho" style:font-family-asian="'MS Mincho'" style:font-family-generic-asian="roman" style:font-size-asian="14pt" style:font-name-complex="Tahoma" style:font-family-complex="Tahoma" style:font-family-generic-complex="swiss" style:font-pitch-complex="variable" style:font-size-complex="14pt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Odstavec_20_se_20_seznamem1" style:display-name="Odstavec se seznamem1" style:family="paragraph" style:parent-style-name="Normální1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Header" style:family="paragraph" style:parent-style-name="Normální1" style:class="extra">
      <style:paragraph-properties fo:line-height="100%" fo:hyphenation-ladder-count="no-limit"/>
      <style:text-properties fo:hyphenate="false" fo:hyphenation-remain-char-count="2" fo:hyphenation-push-char-count="2"/>
    </style:style>
    <style:style style:name="Footer" style:family="paragraph" style:parent-style-name="Normální1" style:class="extra">
      <style:paragraph-properties fo:line-height="100%" fo:hyphenation-ladder-count="no-limit"/>
      <style:text-properties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Odstavec_20_se_20_seznamem" style:display-name="Odstavec se seznamem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Rozložení_20_dokumentu" style:display-name="Rozložení dokumentu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Standardní_20_písmo_20_odstavce" style:display-name="Standardní písmo odstavce" style:family="text"/>
    <style:style style:name="Standardní_20_písmo_20_odstavce1" style:display-name="Standardní písmo odstavce1" style:family="text"/>
    <style:style style:name="_5f_5yl5" style:display-name="_5yl5" style:family="text"/>
    <style:style style:name="Nadpis_20_1_20_Char" style:display-name="Nadpis 1 Char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Záhlaví_20_Char" style:display-name="Záhlaví Char" style:family="text" style:parent-style-name="Standardní_20_písmo_20_odstavce1"/>
    <style:style style:name="Zápatí_20_Char" style:display-name="Zápatí Char" style:family="text" style:parent-style-name="Standardní_20_písmo_20_odstavce1"/>
    <style:style style:name="Internet_20_link_20__28_user_29_" style:display-name="Internet link (user)" style:family="text">
      <style:text-properties fo:color="#000080" fo:language="cs" fo:country="CZ" style:text-underline-style="solid" style:text-underline-width="auto" style:text-underline-color="font-color" style:language-complex="cs" style:country-complex="CZ"/>
    </style:style>
    <style:style style:name="Rozložení_20_dokumentu_20_Char" style:display-name="Rozložení dokumentu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prefix="ČÁST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ČÁST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ČÁST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2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cs" fo:country="CZ" style:language-asian="cs" style:country-asian="CZ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Liberation Sans1" fo:font-size="10pt" style:font-size-asian="10pt" style:font-name-complex="Arial" style:font-size-complex="10pt"/>
    </style:style>
    <style:style style:name="MT2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MT3" style:family="text">
      <style:text-properties style:font-name="Liberation Sans1" fo:font-size="10pt" style:font-size-asian="10pt" style:font-name-complex="Liberation Sans1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51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74cm" fo:margin-bottom="1.875cm" style:dynamic-spacing="true"/>
      </style:header-style>
      <style:footer-style>
        <style:header-footer-properties svg:height="1.374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 1" text:anchor-type="char" svg:x="0.049cm" svg:y="-0.36cm" svg:width="5.666cm" svg:height="2.348cm" draw:z-index="0"><draw:image xlink:href="Pictures/100002010000044A000001C798DFC9198D8880CC.png" xlink:type="simple" xlink:show="embed" xlink:actuate="onLoad"/></draw:frame></text:p>
      </style:header>
      <style:footer>
        <text:p text:style-name="MP2"><text:span text:style-name="Standardní_20_písmo_20_odstavce1"><text:span text:style-name="MT1">Česká pirátská strana • Řehořova 493/19 130 00 Praha 3 <text:s/>• Doručovat do datové schránky b2i4r6j</text:span></text:span><text:span text:style-name="Standardní_20_písmo_20_odstavce1"><text:span text:style-name="MT2"><text:line-break/></text:span></text:span><text:span text:style-name="Standardní_20_písmo_20_odstavce1"><text:span text:style-name="MT1">Tel. +420 608 963 111 • Web </text:span></text:span><text:a xlink:type="simple" xlink:href="http://www.pirati.cz/" text:style-name="Internet_20_link" text:visited-style-name="Visited_20_Internet_20_Link"><text:span text:style-name="Standardní_20_písmo_20_odstavce1"><text:span text:style-name="MT1">http://www.pirati.cz</text:span></text:span></text:a><text:span text:style-name="Standardní_20_písmo_20_odstavce1"><text:span text:style-name="MT1"> • E-mail </text:span></text:span><text:a xlink:type="simple" xlink:href="mailto:info@pirati.cz" text:style-name="Internet_20_link" text:visited-style-name="Visited_20_Internet_20_Link"><text:span text:style-name="Standardní_20_písmo_20_odstavce1"><text:span text:style-name="MT1">info@pirati.cz</text:span></text:span></text:a><text:span text:style-name="Standardní_20_písmo_20_odstavce1"><text:span text:style-name="MT1"> • IČO 71339698</text:span></text:span></text:p>
        <text:p text:style-name="MP2"><text:span text:style-name="Standardní_20_písmo_20_odstavce1"><text:span text:style-name="MT3">Transparentní účet 2100048174/2010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Hajný;Vladislav Tobias Esner</meta:initial-creator>
    <meta:creation-date>2017-08-24T17:52:00</meta:creation-date>
    <dc:date>2017-09-04T10:14:18.960337826</dc:date>
    <meta:print-date>2014-08-30T15:29:00</meta:print-date>
    <meta:editing-cycles>6</meta:editing-cycles>
    <meta:editing-duration>PT6M2S</meta:editing-duration>
    <meta:document-statistic meta:table-count="1" meta:image-count="1" meta:object-count="0" meta:page-count="2" meta:paragraph-count="47" meta:word-count="578" meta:character-count="3889" meta:non-whitespace-character-count="3370"/>
    <meta:generator>LibreOffice/5.1.6.2$Linux_X86_64 LibreOffice_project/10m0$Build-2</meta:generator>
  </office:meta>
</office:document-meta>
</file>